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10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7">
            <text:p>197.00</text:p>
          </table:table-cell>
          <table:table-cell table:style-name="ce83" office:value-type="float" office:value="170">
            <text:p>170.00</text:p>
          </table:table-cell>
          <table:table-cell table:style-name="ce83" office:value-type="float" office:value="27">
            <text:p>27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21">
            <text:p>21.00</text:p>
          </table:table-cell>
          <table:table-cell table:style-name="ce83" office:value-type="float" office:value="5">
            <text:p>5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41">
            <text:p>41.00</text:p>
          </table:table-cell>
          <table:table-cell table:style-name="ce83" office:value-type="float" office:value="13">
            <text:p>13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/>
          </table:table-cell>
          <table:table-cell table:style-name="ce9">
            <text:p>Verification Failed Expected 'Action'  Actual org.openqa.selenium.firefox.FirefoxWebElement@fae64029</text:p>
          </table:table-cell>
          <table:table-cell table:number-columns-repeated="1012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FAIL</text:p>
          </table:table-cell>
          <table:table-cell table:style-name="ce12">
            <text:p/>
          </table:table-cell>
          <table:table-cell table:style-name="ce13">
            <text:p>Verification Failed Expected 'Show'  Actual org.openqa.selenium.firefox.FirefoxWebElement@9f3ccd3f</text:p>
          </table:table-cell>
          <table:table-cell table:number-columns-repeated="1012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FAIL</text:p>
          </table:table-cell>
          <table:table-cell table:style-name="ce18">
            <text:p>Element is not currently visible and so may not be interacted with System info: os.name: 'Windows Server 2008 R2'| os.arch: 'x86'| os.version: '6.1'| java.version: '1.6.0_23' Driver info: driver.version: RemoteWebDriver</text:p>
          </table:table-cell>
          <table:table-cell table:style-name="ce19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0">
            <text:p>FAIL</text:p>
          </table:table-cell>
          <table:table-cell table:style-name="ce21">
            <text:p>Element Not Present in the Popup menu</text:p>
          </table:table-cell>
          <table:table-cell table:style-name="ce22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0">
            <text:p>FAIL</text:p>
          </table:table-cell>
          <table:table-cell table:style-name="ce31">
            <text:p>Element Not Present in the Popup menu</text:p>
          </table:table-cell>
          <table:table-cell table:style-name="ce32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3">
            <text:p>FAIL</text:p>
          </table:table-cell>
          <table:table-cell table:style-name="ce34">
            <text:p>Element Not Present in the Popup menu</text:p>
          </table:table-cell>
          <table:table-cell table:style-name="ce35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37">
            <text:p>FAIL</text:p>
          </table:table-cell>
          <table:table-cell table:style-name="ce38">
            <text:p/>
          </table:table-cell>
          <table:table-cell table:style-name="ce39">
            <text:p/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87">
            <text:p>FAIL</text:p>
          </table:table-cell>
          <table:table-cell table:style-name="ce88">
            <text:p>Element is not currently visible and so may not be interacted with System info: os.name: 'Windows Server 2008 R2'| os.arch: 'x86'| os.version: '6.1'| java.version: '1.6.0_23' Driver info: driver.version: RemoteWebDriver</text:p>
          </table:table-cell>
          <table:table-cell table:style-name="ce89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90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91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9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9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9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95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96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9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98">
            <text:p>FAIL</text:p>
          </table:table-cell>
          <table:table-cell table:style-name="ce99">
            <text:p/>
          </table:table-cell>
          <table:table-cell table:style-name="ce100">
            <text:p>Verification Failed Expected 'Show'  Actual org.openqa.selenium.firefox.FirefoxWebElement@9f3ccd3f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101">
            <text:p>FAIL</text:p>
          </table:table-cell>
          <table:table-cell table:style-name="ce102">
            <text:p/>
          </table:table-cell>
          <table:table-cell table:style-name="ce103">
            <text:p>Verification Failed Expected 'Show'  Actual org.openqa.selenium.firefox.FirefoxWebElement@9f3ccd3f</text:p>
          </table:table-cell>
          <table:table-cell table:number-columns-repeated="1012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104">
            <text:p>FAIL</text:p>
          </table:table-cell>
          <table:table-cell table:style-name="ce105">
            <text:p/>
          </table:table-cell>
          <table:table-cell table:style-name="ce106">
            <text:p>Verification Failed Expected 'Show'  Actual org.openqa.selenium.firefox.FirefoxWebElement@9f3ccd3f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107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FAIL</text:p>
          </table:table-cell>
          <table:table-cell table:style-name="ce1">
            <text:p>Cannot find elements when the XPath expression is null.</text:p>
          </table:table-cell>
          <table:table-cell table:style-name="ce2">
            <text:p/>
          </table:table-cell>
          <table:table-cell table:number-columns-repeated="1012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3">
            <text:p>FAIL</text:p>
          </table:table-cell>
          <table:table-cell table:style-name="ce4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5">
            <text:p>D:\channels\Mind-AllianceAutomationFramework\Logs\2011_12_22_10_16_41\Errors\MAC0063_UndoRemoveRequirement.logs</text:p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6">
            <text:p>FAIL</text:p>
          </table:table-cell>
          <table:table-cell table:style-name="ce7">
            <text:p>Unable to locate element: {"method":"xpath"|"selector":"//div[4]/div/div[2]/div[2]/div/div[2]/div/span/table/tfoot/tr/td/span"} System info: os.name: 'Windows Server 2008 R2'| os.arch: 'x86'| os.version: '6.1'| java.version: '1.6.0_23' Driver info: driver.version: RemoteWebDriver</text:p>
          </table:table-cell>
          <table:table-cell table:style-name="ce8">
            <text:p>D:\channels\Mind-AllianceAutomationFramework\Logs\2011_12_22_10_16_41\Errors\MAC0064_RedoRemoveRequirement.log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